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BF025D8EFDEDF2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93cm, 1.043cm, 10.472cm, 5.45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2.551cm" svg:x="0.892cm" svg:y="2.692cm">
          <draw:image xlink:href="Pictures/10000000000005E8000007E0BBF025D8EFDEDF2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4:10.600302379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